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0698a" officeooo:paragraph-rsid="0010698a"/>
    </style:style>
    <style:style style:name="P2" style:family="paragraph" style:parent-style-name="Text_20_body" style:list-style-name="L1">
      <style:text-properties fo:language="nb" fo:country="NO" officeooo:rsid="0010698a" officeooo:paragraph-rsid="0010698a"/>
    </style:style>
    <style:style style:name="P3" style:family="paragraph" style:parent-style-name="Text_20_body" style:list-style-name="L1">
      <style:text-properties fo:language="nb" fo:country="NO" officeooo:rsid="00113775" officeooo:paragraph-rsid="00113775"/>
    </style:style>
    <style:style style:name="P4" style:family="paragraph" style:parent-style-name="Text_20_body" style:list-style-name="L1">
      <style:text-properties fo:language="nb" fo:country="NO" officeooo:rsid="001221dc" officeooo:paragraph-rsid="001221dc"/>
    </style:style>
    <style:style style:name="P5" style:family="paragraph" style:parent-style-name="Text_20_body" style:list-style-name="L1">
      <style:text-properties fo:language="nb" fo:country="NO" officeooo:rsid="0012ed45" officeooo:paragraph-rsid="0012ed45"/>
    </style:style>
    <style:style style:name="P6" style:family="paragraph" style:parent-style-name="Title">
      <style:text-properties officeooo:rsid="0010698a" officeooo:paragraph-rsid="0010698a"/>
    </style:style>
    <style:style style:name="T1" style:family="text">
      <style:text-properties fo:language="en" fo:country="GB"/>
    </style:style>
    <style:style style:name="T2" style:family="text">
      <style:text-properties officeooo:rsid="001221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ksamen 2019</text:p>
      <text:list xml:id="list2493316900" text:style-name="L1">
        <text:list-item>
          <text:p text:style-name="P1">synchronisation</text:p>
          <text:list>
            <text:list-item>
              <text:p text:style-name="P1">If you don’t have atomic instructions, then the execution of the program will depend on the scheduling of the threads, which is non deterministic. Safety, liveness, starvation, deadlocks. </text:p>
            </text:list-item>
            <text:list-item>
              <text:p text:style-name="P1">Compare and swap</text:p>
              <text:list>
                <text:list-header>
                  <text:p text:style-name="P1">compares the contesnts of a memory location with a given value, if they are the same then it swaps out this old value with a new one. The given value is a older saved version of the memory location that is used to make sure that no other thread has changed this value</text:p>
                </text:list-header>
              </text:list>
              <text:p text:style-name="P1">test and set</text:p>
              <text:list text:continue-numbering="true">
                <text:list-header>
                  <text:p text:style-name="P2">is an implementation of a spinlock where the waiting processor waits until the lock is free before attempting to acquire it. <text:span text:style-name="T1">Difference is therefore that test and set uses a spinlock, while compare and swap does not</text:span></text:p>
                </text:list-header>
              </text:list>
            </text:list-item>
            <text:list-item>
              <text:p text:style-name="P2"><text:span text:style-name="T1">uses spinlock</text:span></text:p>
            </text:list-item>
            <text:list-item>
              <text:p text:style-name="P3"><text:span text:style-name="T1">idk man</text:span></text:p>
            </text:list-item>
          </text:list>
        </text:list-item>
        <text:list-item>
          <text:p text:style-name="P3"><text:span text:style-name="T1"/></text:p>
          <text:list>
            <text:list-item>
              <text:p text:style-name="P3"><text:span text:style-name="T1">would waste a lot of cpu cycles spinning in place</text:span></text:p>
            </text:list-item>
            <text:list-item>
              <text:p text:style-name="P3"><text:span text:style-name="T1">binds a process and thread to a single cpu core, tries to fix the problem that the data in one processor’s cache is not shared between all processors, this means that if it runs on a different processor the second time, then you will have a lot of cache misses</text:span></text:p>
            </text:list-item>
            <text:list-item>
              <text:p text:style-name="P3"><text:span text:style-name="T1">At de ikke er avhengig av hverandre, s[ de kan alle kj;re samitdig, perfectly paralizable</text:span></text:p>
            </text:list-item>
          </text:list>
        </text:list-item>
        <text:list-item>
          <text:p text:style-name="P3"><text:span text:style-name="T1">fiel systems</text:span></text:p>
          <text:list>
            <text:list-item>
              <text:p text:style-name="P3">fordi man ikke hasher på noen måte, så er eneste måten å finne fram et lineært søk gjennom filsystemet</text:p>
            </text:list-item>
            <text:list-item>
              <text:p text:style-name="P3">fordi flere deler av samme fil/flere filer som ligger i samme mappe ofte brukes sammen, derfor bør de ligge nær hverandre på disk. <text:span text:style-name="T2">Det er kjappere å lese ting som henger sammen fra disk en det er å hoppe rundt til forskjellige deler for å finne en enkelt fil</text:span></text:p>
              <text:p text:style-name="P4">ffs prøver å sikre det ved å ikke fylle disken mer enn 80-90 % slik at den kan være litt ineffektiv når den lagrer filer og bevare bufferplass nok til at filene får være sammenhengende</text:p>
            </text:list-item>
          </text:list>
        </text:list-item>
        <text:list-item>
          <text:p text:style-name="P4">security</text:p>
          <text:list>
            <text:list-item>
              <text:p text:style-name="P4">angrep mot:</text:p>
              <text:list>
                <text:list-item>
                  <text:p text:style-name="P4">autentisering</text:p>
                  <text:list>
                    <text:list-item>
                      <text:p text:style-name="P4"><text:soft-page-break/>får tilgang på login og prøver pasord helt til den finner det riktige for en gitt bruker</text:p>
                    </text:list-item>
                  </text:list>
                </text:list-item>
                <text:list-item>
                  <text:p text:style-name="P4">autorisasjon</text:p>
                  <text:list>
                    <text:list-item>
                      <text:p text:style-name="P4"/>
                    </text:list-item>
                  </text:list>
                </text:list-item>
                <text:list-item>
                  <text:p text:style-name="P4">konfidentiatlitet</text:p>
                  <text:list>
                    <text:list-item>
                      <text:p text:style-name="P4">får fysisk tilgang til datasenteret. Physical access is access, laster ned krypterte data, og finner krypteringsnøkkelen på en post-it lapp på pulten til den eneste it-ansvarlige i bedriften\</text:p>
                    </text:list-item>
                  </text:list>
                </text:list-item>
              </text:list>
            </text:list-item>
            <text:list-item>
              <text:p text:style-name="P4">Man kan bruke flere tråder og vite at de ikke påvirker hverandre på noen måte</text:p>
              <text:p text:style-name="P4">Data is only shared before fork and after join, therefore waiting for a child's completion ensures independence</text:p>
            </text:list-item>
          </text:list>
        </text:list-item>
        <text:list-item>
          <text:p text:style-name="P5"><text:s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11:26:45.023000000</meta:creation-date>
    <dc:date>2020-12-01T12:08:28.081000000</dc:date>
    <meta:editing-duration>PT9M22S</meta:editing-duration>
    <meta:editing-cycles>1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8" meta:word-count="416" meta:character-count="2272" meta:non-whitespace-character-count="1901"/>
  </office:meta>
</office:document-meta>
</file>